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erif" svg:font-family="'DejaVu Serif'" style:font-family-generic="roman" style:font-pitch="variable"/>
    <style:font-face style:name="AR PL UMing CN" svg:font-family="'AR PL UMing CN'" style:font-family-generic="swiss" style:font-pitch="variable"/>
    <style:font-face style:name="AR PL UKai CN" svg:font-family="'AR PL UKai CN'" style:font-family-generic="system" style:font-pitch="variable"/>
  </office:font-face-decls>
  <office:automatic-styles>
    <style:style style:name="P1" style:family="paragraph" style:parent-style-name="Standard">
      <style:text-properties fo:font-size="7.5pt" style:font-size-asian="7.5pt" style:font-size-complex="7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BdbInterface</text:p>
      <text:p text:style-name="Standard"/>
      <text:p text:style-name="Standard">BdbInterface是igem项目中，对bdbxml的C＋＋ api进行自身需要进行封装的接口类。目的是方便使用bdbxml进行数据管理。</text:p>
      <text:p text:style-name="Standard"/>
      <text:p text:style-name="Standard">一 dbxml说明： </text:p>
      <text:p text:style-name="Standard"><text:tab/>我们的数据库源文件分三块管理，分为species，module, reaction三块。其中每种物质或者反应都用单独的文件来进行存储。 在dbxml数据库中，用三个container来管理上述的三个部分，单独的文件作为doc由container进行组织。</text:p>
      <text:p text:style-name="Standard"><text:tab/>xml整个文档作为一个结点存在，结点由子结点组成，这种组织方式明显是递归组合的性质。我们使用xml最关心的是结点的element和attribute两部分内容。查找给定结点、查找给定结点的element值、查找给定结点的attribute值、修改给定结点的element和attribute值都是必须的。</text:p>
      <text:p text:style-name="Standard"><text:tab/>对xml中node进行定位是很关键的部分，dbxml使用xquery来进行查询操作，使用xquery，指定container、指定document（这个不是必须的）、指定查询条件，就可以得到想要的node的内容。查询的语句和sql的select语句类似，但是由于xml的非结构化，查询结果表示比较灵活。dbxml定义了xmlResults和xmlValue作为结果返回的类，通过xmlValue类，很容易将node转换成我们想要的格式，字符串、整型等基础类型。</text:p>
      <text:p text:style-name="Standard"><text:tab/>xquery使用xpath来定位结点，因为xpath本身的巧妙、高效和成熟的使用，所以在BdbInterface中，也使用xpath类似的字符串对node 进行定位，而且xpath本身是比较简单，能够很快入门并且功能完全足够我们使用。下文的接口定义中，都会有一个参数node_path。</text:p>
      <text:p text:style-name="Standard"/>
      <text:p text:style-name="Standard">二、BdbInterface接口需求场景分析</text:p>
      <text:p text:style-name="Standard">1、查找species、reaction和module数据库中的任意结点的非结点元素值。</text:p>
      <text:p text:style-name="Standard">可以容易看到，这种最简单的应用场景是在文件中找到像如下结点的element值。</text:p>
      <text:p text:style-name="Standard">&lt;fw_prom_eff&gt;0.0&lt;/fw_prom_eff&gt; 我们要能够找到结点的0.0进行返回。</text:p>
      <text:p text:style-name="Standard"/>
      <text:p text:style-name="Standard">2、查找数据库中结点的所有相同结点名字的子结点的元素值。</text:p>
      <text:p text:style-name="Standard">这种情况如下所示：</text:p>
      <text:p text:style-name="Standard">&lt;link&gt; </text:p>
      <text:p text:style-name="Standard"><text:tab/><text:tab/>&lt;index&gt;dmr_cIlam156_prot&lt;/index&gt; </text:p>
      <text:p text:style-name="Standard"><text:tab/><text:tab/>&lt;index&gt;bid_pcIlam189_cIlam156_2&lt;/index&gt; </text:p>
      <text:p text:style-name="Standard">&lt;/link&gt;</text:p>
      <text:p text:style-name="Standard">要得到link结点所有index的内容，所以要使用一个字符串数组进行存储。</text:p>
      <text:p text:style-name="Standard"/>
      <text:p text:style-name="Standard">3、查找数据库中任意结点的属性值。</text:p>
      <text:p text:style-name="Standard">最基本的应用，查找到index 结点的id属性的value cIlam156_prot字符串。</text:p>
      <text:p text:style-name="Standard"><text:tab/><text:tab/>&lt;index id="cIlam156_prot"/&gt; </text:p>
      <text:p text:style-name="Standard"/>
      <text:p text:style-name="Standard">4、查找数据库中结点的所有相同结点名字的子结点的相同属性值。</text:p>
      <text:p text:style-name="Standard">&lt;listOfChains&gt; </text:p>
      <text:p text:style-name="Standard"><text:tab/><text:tab/><text:tab/>&lt;chain&gt;&lt;module id="cIlam156" type="protein" class="biobrick" <text:tab/><text:tab/><text:tab/><text:tab/><text:tab/>bsite="cIlam2"/&gt;&lt;/chain&gt; </text:p>
      <text:p text:style-name="Standard"><text:tab/><text:tab/><text:tab/>&lt;chain&gt;&lt;module id="cIlam156" type="protein" class="biobrick" <text:tab/><text:tab/><text:tab/><text:tab/><text:tab/>bsite="cIlam2"/&gt;&lt;/chain&gt; </text:p>
      <text:p text:style-name="Standard">&lt;/listOfChains&gt;</text:p>
      <text:p text:style-name="Standard">比如查找出listOfChains的所有子结点chain的module子结点的id值，返回该数组。</text:p>
      <text:p text:style-name="Standard"><text:soft-page-break/>5、返回一个完全的结点</text:p>
      <text:p text:style-name="Standard">考虑到有些结点，比如reaction中的数学表达式，它可以直接被复制到sbml文件中去，所以没有必要对其进行处理，将整个结点作为字符串返回。</text:p>
      <text:p text:style-name="Standard"/>
      <text:p text:style-name="Standard">6、设置一个结点的非结点element</text:p>
      <text:p text:style-name="Standard"><text:tab/>&lt;fw_prom_eff&gt;0.0&lt;/fw_prom_eff&gt;</text:p>
      <text:p text:style-name="Standard"><text:tab/>设置fw_prom_eff为1.0.</text:p>
      <text:p text:style-name="Standard"/>
      <text:p text:style-name="Standard"><text:tab/>如果遇到下面的这种情况：</text:p>
      <text:p text:style-name="Standard">&lt;link&gt; </text:p>
      <text:p text:style-name="Standard"><text:tab/><text:tab/>&lt;index&gt;dmr_cIlam156_prot&lt;/index&gt; </text:p>
      <text:p text:style-name="Standard"><text:tab/><text:tab/>&lt;index&gt;bid_pcIlam189_cIlam156_2&lt;/index&gt; </text:p>
      <text:p text:style-name="Standard">&lt;/link&gt;</text:p>
      <text:p text:style-name="Standard">设置link的index内容，因为link有两个index结点，可以在xpath中添加其他的限制条件来定位index结点，比如从位置上看是第一个还是第二个子结点，如果有属性值，可以在xpath语句中添加来区分。</text:p>
      <text:p text:style-name="Standard"/>
      <text:p text:style-name="Standard">7、设置一个结点的属性值</text:p>
      <text:p text:style-name="Standard">&lt;index id="cIlam156_prot"/&gt; </text:p>
      <text:p text:style-name="Standard">设置idex的id为其它的字符串。</text:p>
      <text:p text:style-name="Standard">如果有多个结点名字一样，同6，使用xpath添加限制条件来区别对待。</text:p>
      <text:p text:style-name="Standard"/>
      <text:p text:style-name="Standard">三、数据结构定义：</text:p>
      <text:p text:style-name="Standard">数据库枚举类型：</text:p>
      <text:p text:style-name="Standard">Enum container_index</text:p>
      <text:p text:style-name="Standard">{</text:p>
      <text:p text:style-name="Standard"><text:tab/>MODULE = 0,</text:p>
      <text:p text:style-name="Standard"><text:tab/>SPECIES,</text:p>
      <text:p text:style-name="Standard"><text:tab/>REACTION<text:line-break/>};</text:p>
      <text:p text:style-name="Standard">接口返回值枚举类型：</text:p>
      <text:p text:style-name="Standard">enum BdRetVal</text:p>
      <text:p text:style-name="Standard">{</text:p>
      <text:p text:style-name="Standard"><text:tab/>no_err,</text:p>
      <text:p text:style-name="Standard"><text:tab/>xml_exception,</text:p>
      <text:p text:style-name="Standard"><text:tab/>no_container<text:line-break/>}；</text:p>
      <text:p text:style-name="Standard"/>
      <text:p text:style-name="Standard">接口说明：</text:p>
      <text:p text:style-name="Standard">1 </text:p>
      <text:p text:style-name="Standard">bdbXMLInterface::bdbXMLInterface()</text:p>
      <text:p text:style-name="Standard">说明：bdbXMLInterface的构造函数。</text:p>
      <text:p text:style-name="Standard"><text:tab/> <text:s text:c="2"/>BdbXMLInterface设计了3个container，分别为species、module、reaction命名的。这是考虑到我们以后会有很多xml的数据文件，所以我们应该支持大批量的文件导入操作，暂时根据xml所在的文件夹名字来确定xml存入哪个container中。如果是species/路径下的文件，在调用下面说明的add_file的时候，该文件被加入species 的container中。</text:p>
      <text:p text:style-name="Standard"/>
      <text:p text:style-name="Standard">2</text:p>
      <text:p text:style-name="Standard"><text:soft-page-break/>BdRetValue add_files(const string&amp; pathname, const string&amp; docname)</text:p>
      <text:p text:style-name="Standard">说明： 返回给定数据库中给定种类的结点值的所有列表。</text:p>
      <text:p text:style-name="Standard">输出参数： res，返回结果值</text:p>
      <text:p text:style-name="Standard">输入参数： <text:s/>pathname 我们数据库路径下的xml文件路径。为了支持整个文件夹xml文件的导入，一定要包含在species、module、reaction文件夹下。比如/home/jkdirac/abc/database/species/IPTG.xml或者/home/jkdirac/abc/module/cell/E_coli.xml都是可以的路径。</text:p>
      <text:p text:style-name="Standard"><text:tab/><text:tab/><text:tab/>doc 文档名字，E_coli.xml的document文档可以是E_coli</text:p>
      <text:p text:style-name="Standard"/>
      <text:p text:style-name="Standard">3</text:p>
      <text:p text:style-name="Standard">BdRetValue get_node_element(container_index container_type, const string ＊doc, const string ＊node_path, vector&lt;string&gt; &amp;res);</text:p>
      <text:p text:style-name="Standard">说明： 返回给定数据库中给定种类的结点值的所有列表。</text:p>
      <text:p text:style-name="Standard">输出参数： res，返回结果值</text:p>
      <text:p text:style-name="Standard">输入参数： <text:s/>contianer_type 选择数据库种类</text:p>
      <text:p text:style-name="Standard"><text:tab/><text:tab/><text:tab/>doc 文档名字，如果该指针为空，就在整个数据库中进行查询</text:p>
      <text:p text:style-name="Standard"><text:tab/><text:tab/><text:tab/>node_path 查询的结点的xpath路径(除去文档和数据库部分)，如果该指针为空，返回整个文档内容。</text:p>
      <text:p text:style-name="Standard">使用举例1：</text:p>
      <text:p text:style-name="Standard"><text:tab/>如果是要查询species的cIlam156_dimer.xml的link的index所有内容，调用方式 get_node_element( SPECIES, “cIlam156_dimer”, “/species/link/index”, res);</text:p>
      <text:p text:style-name="Standard">如果函数返回值没有提示错误，res就包含了字符串dmr_cIlam156_prot和bid_pcIlam189_cIlam156_2</text:p>
      <text:p text:style-name="Standard"/>
      <text:p text:style-name="Standard"/>
      <text:p text:style-name="Standard">4</text:p>
      <text:p text:style-name="Standard">BdRetValue get_node_attr(container_index container_type, const string ＊doc, const string ＊node_path, vector&lt;string&gt; &amp;res);</text:p>
      <text:p text:style-name="Standard">说明： 返回给定数据库中给定种类的结点的属性值列表。</text:p>
      <text:p text:style-name="Standard">输出参数： res，返回结果值</text:p>
      <text:p text:style-name="Standard">输入参数： <text:s/>contianer_type 选择数据库种类</text:p>
      <text:p text:style-name="Standard"><text:tab/><text:tab/><text:tab/>doc 文档名字，如果该指针为空，就在整个数据库中进行查询</text:p>
      <text:p text:style-name="Standard"><text:tab/><text:tab/><text:tab/>node_path 查询的结点的xpath路径(除去文档和数据库部分)，如果该指针为空，返回整个文档内容。</text:p>
      <text:p text:style-name="Standard">使用举例1：如果是要查询species的cIlam156_dimer.xml的listOfBsites的bsite所有lable值，调用方式 get_node_element( SPECIES, “cIlam156_dimer”, “/species/listOfBsites/bsite/@label”, res);</text:p>
      <text:p text:style-name="Standard">如果函数返回值没有提示错误，res就包含了字符串cIlam2，如果有多个bsite,那么res会包含所有的bsite的label。</text:p>
      <text:p text:style-name="Standard"/>
      <text:p text:style-name="Standard">使用举例2：</text:p>
      <text:p text:style-name="Standard"><text:tab/>如果要查询species的pcIlam189cilam156_2.xml中listOfChains中bsite属性为pcIlamcIlam的module的id值。调用方式为</text:p>
      <text:p text:style-name="Standard">get_node_element(SPECIES, “pcIlam189cIlam156_2”, “/species/structure/listOfChains/chain/module[@bsite=\”pcIlamcIlam\”]<text:a xlink:type="simple" xlink:href="/@id">/@id</text:a>”, res); res会返回pcIlam189_v1。</text:p>
      <text:p text:style-name="Standard"><text:soft-page-break/></text:p>
      <text:p text:style-name="Standard">5</text:p>
      <text:p text:style-name="Standard">BdRetValue get_node(container_index container_type, const string ＊doc, const string ＊node_path, string ＊res);</text:p>
      <text:p text:style-name="Standard">说明： 返回给定数据库中给定种类的结点所有内容。</text:p>
      <text:p text:style-name="Standard">输出参数： res，返回结果值</text:p>
      <text:p text:style-name="Standard">输入参数： <text:s/>contianer_type 选择数据库种类</text:p>
      <text:p text:style-name="Standard"><text:tab/><text:tab/><text:tab/>doc 文档名字，如果该指针为空，就在整个数据库中进行查询</text:p>
      <text:p text:style-name="Standard"><text:tab/><text:tab/><text:tab/>node_path 查询的结点的xpath路径(除去文档和数据库部分)，如果该指针为空，返<text:tab/><text:tab/><text:tab/>回整个文档内容。</text:p>
      <text:p text:style-name="Standard">使用举例1：</text:p>
      <text:p text:style-name="Standard"><text:tab/>如果要查询species的pcIlam189cilam156_2.xml中listOfChains的chain结点，调用方式get_node(SPECIES, “pcIlam189cIlam156_2”, “/species/structure/listOfChains/chain”, res); res字符串将会是如下值：</text:p>
      <text:p text:style-name="P1"><text:tab/><text:tab/><text:tab/>&lt;chain&gt; </text:p>
      <text:p text:style-name="P1"><text:tab/><text:tab/><text:tab/><text:tab/>&lt;module id="X__pcIlam189_dna" type="dna" class="substituent"/&gt; </text:p>
      <text:p text:style-name="P1"><text:tab/><text:tab/><text:tab/><text:tab/>&lt;module id="pcIlam189_v1" type="dna" class="virtual_biobrick" bsite="pcIlamcIlam"/&gt; </text:p>
      <text:p text:style-name="P1"><text:tab/><text:tab/><text:tab/><text:tab/>&lt;module id="pcIlam189_dna__Y" type="dna" class="substituent"/&gt; </text:p>
      <text:p text:style-name="P1"><text:tab/><text:tab/><text:tab/>&lt;/chain&gt;</text:p>
      <text:p text:style-name="Standard"/>
      <text:p text:style-name="Standard">6</text:p>
      <text:p text:style-name="Standard">BdRetValue set_node_element(container_index container_type, const string ＊doc, const string ＊node_path, <text:s/>const string ＆set_value);</text:p>
      <text:p text:style-name="Standard">使用举例1：</text:p>
      <text:p text:style-name="Standard">如果要修改species的pcIlam189cilam156_2.xml中link的index结点内容为“abc”，调用方式string value(“abc”);</text:p>
      <text:p text:style-name="Standard">set_node_element (SPECIES, “pcIlam189cIlam156_2”, “/species/link/index”, value); </text:p>
      <text:p text:style-name="Standard"/>
      <text:p text:style-name="Standard">7</text:p>
      <text:p text:style-name="Standard">BdRetValue set_node_attr(container_index container_type, const string＊doc, const string ＊node_path, const string &amp;set_value);</text:p>
      <text:p text:style-name="Standard">使用举例1：</text:p>
      <text:p text:style-name="Standard">如果要修改species的pcIlam189cilam156_2.xml中species的id属性内容为“abc”，调用方式string value(“abc”);</text:p>
      <text:p text:style-name="Standard">set_node_attr(SPECIES, “pcIlam189cIlam156_2”, “/species/＠id”, value); </text:p>
      <text:p text:style-name="Standard"/>
      <text:p text:style-name="Standard">替换功能实现比较繁琐，如果没有必要 6 7两个函数就不提供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erif" svg:font-family="'DejaVu Serif'" style:font-family-generic="roman" style:font-pitch="variable"/>
    <style:font-face style:name="AR PL UMing CN" svg:font-family="'AR PL UMing CN'" style:font-family-generic="swiss" style:font-pitch="variable"/>
    <style:font-face style:name="AR PL UKai CN" svg:font-family="'AR PL UKai C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AR PL UKai CN" style:font-size-asian="10.5pt" style:language-asian="zh" style:country-asian="CN" style:font-name-complex="AR PL UKai C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 PL UMing CN" fo:font-size="14pt" style:font-name-asian="AR PL UKai CN" style:font-size-asian="14pt" style:font-name-complex="AR PL UKai C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kdirac </meta:initial-creator>
    <meta:creation-date>2010-08-11T00:13:54</meta:creation-date>
    <dc:date>2010-08-20T13:59:05</dc:date>
    <dc:creator>jkdirac </dc:creator>
    <meta:editing-duration>PT02H14M14S</meta:editing-duration>
    <meta:editing-cycles>178</meta:editing-cycles>
    <meta:generator>OpenOffice.org/3.1$Linux OpenOffice.org_project/310m19$Build-9420</meta:generator>
    <meta:document-statistic meta:table-count="0" meta:image-count="0" meta:object-count="0" meta:page-count="4" meta:paragraph-count="113" meta:word-count="1291" meta:character-count="5183"/>
  </office:meta>
</office:document-meta>
</file>